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ce31" style:family="table-cell" style:parent-style-name="Default" style:data-style-name="N104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ClearFindRowResults?language=Basic&amp;location=application" xlink:type="simple"/>
              </office:event-listeners>
            </form:button>
            <form:button form:name="TestsSetGetValue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TestGetSetValue?language=Basic&amp;location=application" xlink:type="simple"/>
              </office:event-listeners>
            </form:button>
            <form:button form:name="ClearGetSetValue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ClearGetSetValue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3.5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4.5cm" draw:control="control4"/>
          <draw:control draw:z-index="4" draw:text-style-name="P1" svg:width="1.4cm" svg:height="0.8cm" svg:x="0.4cm" svg:y="5.7cm" draw:control="control5"/>
          <draw:control draw:z-index="5" draw:text-style-name="P1" svg:width="1.4cm" svg:height="0.8cm" svg:x="0.4cm" svg:y="6.7cm" draw:control="control6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3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office:value-type="string" calcext:value-type="string">
            <text:p>SetGetValue</text:p>
          </table:table-cell>
          <table:table-cell table:style-name="ce1" table:number-columns-repeated="1018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All Tests</text:p>
          </table:table-cell>
          <table:table-cell table:style-name="ce23" office:value-type="string" calcext:value-type="string">
            <text:p>SUCCESS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Fail</text:p>
          </table:table-cell>
          <table:table-cell table:style-name="ce24" office:value-type="string" calcext:value-type="string">
            <text:p>0</text:p>
          </table:table-cell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style-name="ce31" office:value-type="currency" office:currency="CHF" office:value="66.6" calcext:value-type="currency">
            <text:p>CHF 66.60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25"/>
          <table:table-cell/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FindRow</text:p>
          </table:table-cell>
          <table:table-cell table:style-name="ce23" office:value-type="string" calcext:value-type="string">
            <text:p>SUCCESS</text:p>
          </table:table-cell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IsValueSet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22" calcext:value-type="float">
            <text:p>22</text:p>
          </table:table-cell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9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.00.0000</text:date>, <text:time style:data-style-name="N2" text:time-value="01:09:19.565866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1-24T02:55:36.602255982</dc:date>
    <dc:creator>Mikis Hofer</dc:creator>
    <meta:editing-duration>PT11H2M20S</meta:editing-duration>
    <meta:editing-cycles>64</meta:editing-cycles>
    <meta:generator>LibreOffice/7.0.4.2$Linux_X86_64 LibreOffice_project/00$Build-2</meta:generator>
    <meta:document-statistic meta:table-count="1" meta:cell-count="71" meta:object-count="6"/>
  </office:meta>
</office:document-meta>
</file>